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style:font-style-asian="italic" style:font-style-complex="italic"/>
    </style:style>
    <style:style style:name="T1" style:family="text">
      <style:text-properties style:font-name="Times New Roman1" officeooo:rsid="000dd1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 467. […] Lors s'endormi ; et en son dormant il li fu avis qu'il veoit une aigue, le plus bele et le plus clere qu'il onques mais eüst veüe ; si s'arestut pour esgarder le. Et quant il l'ot une grant piece regardé, il en veoit un grant pueple issir plus blanc que noif negie, et s'en aloient tout un chemin, mais il ne savoient quel ; et tant savoit il bien qu'il veoit sor les uns descendre une nue dont il estoient tot noir et tout tachié, et li autre ne remouvoient lor blanchour. Et quant il orent une grant piece alé, li tachié venoient en une valee grant et oscure ou il estoient tout pris et retenu, et li autre s'em passoient outre tot a deliv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2T16:07:31.064478490</meta:creation-date>
    <dc:date>2015-05-22T16:16:59.024410470</dc:date>
    <dc:creator>Gauthier </dc:creator>
    <meta:editing-duration>PT8M45S</meta:editing-duration>
    <meta:editing-cycles>2</meta:editing-cycles>
    <meta:generator>LibreOffice/4.2.7.2$Linux_X86_64 LibreOffice_project/420m0$Build-2</meta:generator>
    <meta:document-statistic meta:table-count="0" meta:image-count="0" meta:object-count="0" meta:page-count="1" meta:paragraph-count="1" meta:word-count="129" meta:character-count="656" meta:non-whitespace-character-count="527"/>
  </office:meta>
</office:document-meta>
</file>